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D7000000765EE0D566.png" manifest:media-type="image/png"/>
  <manifest:file-entry manifest:full-path="Pictures/10000201000007D700000076C0614D7A.png" manifest:media-type="image/png"/>
  <manifest:file-entry manifest:full-path="Pictures/10000201000007D700000076B17FD69F.png" manifest:media-type="image/png"/>
  <manifest:file-entry manifest:full-path="Pictures/10000201000007D700000076AA424E48.png" manifest:media-type="image/png"/>
  <manifest:file-entry manifest:full-path="Pictures/10000201000007D700000076998F7AEB.png" manifest:media-type="image/png"/>
  <manifest:file-entry manifest:full-path="Pictures/10000201000007D70000004785E307A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Negrit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Doclet2I" style:list-style-name="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Doclet1" text:outline-level="3">1. Package Bla Bla Bla</text:h>
      <text:h text:style-name="Diagrama" text:outline-level="2">fsda</text:h>
      <text:h text:style-name="P1" text:outline-level="2">1.1</text:h>
      <text:h text:style-name="HDoclet2C" text:outline-level="4" text:is-list-header="true">1.2</text:h>
      <text:h text:style-name="HDoclet3" text:outline-level="5">1.2.a</text:h>
      <text:h text:style-name="HDoclet4" text:outline-level="6">1.2.a.1</text:h>
      <text:p text:style-name="Estilo1">Kfsdjfklasd jfkasd g kerjeg ksd fgk dfgkl jsdfgkljsd fklgjs dfklgjsfklg jsdfkl gjslfkg klfj gklsjdfklg sdfkldfjgkl dfgkljdf klg dfklg sdflkg jflkgj dfklgjsdlkgjsdlk gjsdklg jsdklfg jsdfk gsfklg kldf jgklsdf jglks fglsdf <text:s/>jfklasdjfklasdjflajsdklf jasdklf jlasdk</text:p>
      <text:p text:style-name="Enfatizado">1.2.a.1.i</text:p>
      <text:p text:style-name="Estilo2">dsfasdfasdfsdfasdfasdjf sdjfhasdkj fh asdkj<text:line-break/>dfsfaasdfasdfasdfasd<text:line-break/>asdfasdfasdf</text:p>
      <text:h text:style-name="HDoclet2E" text:outline-level="4" text:is-list-header="true">1.3</text:h>
      <text:h text:style-name="HDoclet1" text:outline-level="3">2. Package 2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adornments="Negrit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Doclet1" style:family="paragraph" style:default-outline-level="3" style:class="text" style:master-page-name="">
      <style:paragraph-properties fo:margin="100%" fo:margin-left="0cm" fo:margin-right="0cm" fo:margin-top="0cm" fo:margin-bottom="0.199cm" fo:line-height="100%" fo:text-indent="0.3cm" style:auto-text-indent="false" style:page-number="auto" fo:break-before="page" fo:background-color="transparent" fo:padding="0cm" fo:border="none" style:shadow="none" style:vertical-align="middle">
        <style:tab-stops/>
        <style:drop-cap/>
        <style:background-image xlink:href="Pictures/10000201000007D700000076C0614D7A.png" xlink:type="simple" xlink:actuate="onLoad" style:repeat="stretch"/>
      </style:paragraph-properties>
      <style:text-properties fo:color="#663300" style:text-outline="true" style:text-position="-30% 100%" style:font-name="Ubuntu" fo:font-size="19pt" fo:text-shadow="1pt 1pt" fo:font-weight="bold" style:font-size-asian="115%" style:font-weight-asian="bold" style:font-size-complex="115%" style:font-weight-complex="bold" style:font-relief="none"/>
    </style:style>
    <style:style style:name="HDoclet2" style:family="paragraph" style:default-outline-level="4" style:class="text" style:master-page-name="">
      <style:paragraph-properties fo:margin="100%" fo:margin-left="0cm" fo:margin-right="0cm" fo:margin-top="0.499cm" fo:margin-bottom="0.199cm" fo:line-height="100%" fo:text-indent="0.3cm" style:auto-text-indent="false" style:page-number="auto" fo:background-color="transparent" fo:padding="0cm" fo:border="none" style:shadow="none" style:vertical-align="middle">
        <style:tab-stops/>
        <style:drop-cap/>
        <style:background-image xlink:href="Pictures/10000201000007D700000076998F7AEB.png" xlink:type="simple" xlink:actuate="onLoad" style:repeat="stretch"/>
      </style:paragraph-properties>
      <style:text-properties fo:color="#000000" style:text-outline="false" style:text-position="-25% 100%" style:font-name="Ubuntu" fo:font-size="17pt" fo:text-shadow="none" fo:font-weight="bold" style:font-size-asian="115%" style:font-weight-asian="bold" style:font-size-complex="115%" style:font-weight-complex="bold"/>
    </style:style>
    <style:style style:name="HDoclet2C" style:family="paragraph" style:parent-style-name="HDoclet2" style:next-style-name="Diagrama" style:class="text">
      <style:paragraph-properties fo:background-color="transparent">
        <style:background-image xlink:href="Pictures/10000201000007D700000076AA424E48.png" xlink:type="simple" xlink:actuate="onLoad" style:repeat="stretch"/>
      </style:paragraph-properties>
    </style:style>
    <style:style style:name="HDoclet2I" style:family="paragraph" style:parent-style-name="HDoclet2" style:next-style-name="Diagrama" style:class="text">
      <style:paragraph-properties fo:background-color="transparent" style:shadow="none">
        <style:background-image xlink:href="Pictures/10000201000007D7000000765EE0D566.png" xlink:type="simple" xlink:actuate="onLoad" style:repeat="stretch"/>
      </style:paragraph-properties>
    </style:style>
    <style:style style:name="HDoclet2E" style:family="paragraph" style:parent-style-name="HDoclet2" style:next-style-name="Diagrama" style:class="text">
      <style:paragraph-properties fo:background-color="transparent">
        <style:background-image xlink:href="Pictures/10000201000007D700000076B17FD69F.png" xlink:type="simple" xlink:actuate="onLoad" style:repeat="stretch"/>
      </style:paragraph-properties>
    </style:style>
    <style:style style:name="HDoclet3" style:family="paragraph" style:default-outline-level="5" style:class="text" style:master-page-name="">
      <style:paragraph-properties fo:margin="100%" fo:margin-left="0cm" fo:margin-right="0cm" fo:margin-top="0.499cm" fo:margin-bottom="0cm" fo:text-indent="0.199cm" style:auto-text-indent="false" style:page-number="auto" fo:background-color="transparent" fo:padding="0cm" fo:border="none" style:shadow="none">
        <style:tab-stops/>
        <style:background-image xlink:href="Pictures/10000201000007D70000004785E307A4.png" xlink:type="simple" xlink:actuate="onLoad" style:repeat="stretch"/>
      </style:paragraph-properties>
      <style:text-properties style:text-position="-15% 100%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Doclet4" style:family="paragraph" style:default-outline-level="6" style:class="text">
      <style:paragraph-properties fo:margin="100%" fo:margin-left="0cm" fo:margin-right="0cm" fo:margin-top="0.3cm" fo:margin-bottom="0.199cm" fo:text-indent="0.101cm" style:auto-text-indent="false" fo:padding="0cm" fo:border-left="none" fo:border-right="none" fo:border-top="none" fo:border-bottom="0.06pt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Diagrama" style:family="paragraph" style:master-page-name="">
      <style:paragraph-properties fo:text-align="center" style:justify-single-word="false" style:page-number="auto"/>
    </style:style>
    <style:style style:name="Enfatizado" style:family="paragraph" style:master-page-name="">
      <style:paragraph-properties fo:margin-top="0.199cm" fo:margin-bottom="0cm" style:page-number="auto"/>
      <style:text-properties style:text-underline-style="solid" style:text-underline-width="auto" style:text-underline-color="font-color" fo:font-weight="bold"/>
    </style:style>
    <style:style style:name="Estilo1" style:family="paragraph">
      <style:paragraph-properties fo:margin="100%" fo:margin-left="0cm" fo:margin-right="0cm" fo:text-align="justify" style:justify-single-word="false" fo:text-indent="0.499cm" style:auto-text-indent="false"/>
    </style:style>
    <style:style style:name="Estilo2" style:family="paragraph" style:master-page-name="">
      <style:paragraph-properties fo:margin="100%" fo:margin-left="1cm" fo:margin-right="0cm" fo:text-indent="0cm" style:auto-text-indent="false" style:page-number="au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9-10T22:19:00</dc:date>
    <meta:editing-duration>PT14H33M54S</meta:editing-duration>
    <meta:editing-cycles>12</meta:editing-cycles>
    <meta:document-statistic meta:table-count="0" meta:image-count="0" meta:object-count="0" meta:page-count="2" meta:paragraph-count="11" meta:word-count="53" meta:character-count="405" meta:non-whitespace-character-count="362"/>
  </office:meta>
</office:document-meta>
</file>